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7ec4f" officeooo:paragraph-rsid="0007ec4f"/>
    </style:style>
    <style:style style:name="P2" style:family="paragraph" style:parent-style-name="Standard">
      <style:paragraph-properties fo:text-align="center" style:justify-single-word="false"/>
      <style:text-properties fo:font-size="16pt" fo:font-weight="normal" officeooo:rsid="0007ec4f" officeooo:paragraph-rsid="0007ec4f" style:font-size-asian="16pt" style:font-weight-asian="normal" style:font-size-complex="16pt" style:font-weight-complex="normal"/>
    </style:style>
    <style:style style:name="P3" style:family="paragraph" style:parent-style-name="Standard">
      <style:paragraph-properties fo:line-height="115%" fo:text-align="start" style:justify-single-word="false"/>
      <style:text-properties fo:font-size="14pt" officeooo:paragraph-rsid="000d7b6c" style:font-size-asian="14pt" style:font-size-complex="14pt"/>
    </style:style>
    <style:style style:name="P4" style:family="paragraph" style:parent-style-name="Standard">
      <style:paragraph-properties fo:line-height="115%" fo:text-align="start" style:justify-single-word="false"/>
      <style:text-properties fo:font-size="12pt" officeooo:rsid="0008d8d5" officeooo:paragraph-rsid="0008d8d5" style:font-size-asian="10.5pt" style:font-size-complex="12pt"/>
    </style:style>
    <style:style style:name="P5" style:family="paragraph" style:parent-style-name="Standard">
      <style:paragraph-properties fo:line-height="115%" fo:text-align="start" style:justify-single-word="false"/>
      <style:text-properties fo:font-size="12pt" officeooo:paragraph-rsid="000d7b6c" style:font-size-asian="10.5pt" style:font-size-complex="12pt"/>
    </style:style>
    <style:style style:name="P6" style:family="paragraph" style:parent-style-name="Standard">
      <style:paragraph-properties fo:line-height="115%" fo:text-align="start" style:justify-single-word="false"/>
      <style:text-properties fo:font-size="12pt" style:text-underline-style="none" fo:font-weight="normal" officeooo:rsid="0007ec4f" officeooo:paragraph-rsid="0007ec4f"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fo:font-size="16pt" fo:font-weight="normal" officeooo:rsid="0007ec4f" officeooo:paragraph-rsid="0007ec4f" style:font-size-asian="16pt" style:font-weight-asian="normal" style:font-size-complex="16pt" style:font-weight-complex="normal"/>
    </style:style>
    <style:style style:name="P8" style:family="paragraph" style:parent-style-name="Standard">
      <style:paragraph-properties fo:line-height="115%" fo:text-align="start" style:justify-single-word="false"/>
      <style:text-properties officeooo:paragraph-rsid="0007ec4f"/>
    </style:style>
    <style:style style:name="P9" style:family="paragraph" style:parent-style-name="Standard">
      <style:paragraph-properties fo:line-height="115%" fo:text-align="start" style:justify-single-word="false"/>
      <style:text-properties officeooo:paragraph-rsid="0008d8d5"/>
    </style:style>
    <style:style style:name="P10" style:family="paragraph" style:parent-style-name="Standard">
      <style:paragraph-properties fo:line-height="115%" fo:text-align="start" style:justify-single-word="false"/>
      <style:text-properties officeooo:paragraph-rsid="00091258"/>
    </style:style>
    <style:style style:name="P11" style:family="paragraph" style:parent-style-name="Standard">
      <style:paragraph-properties fo:line-height="115%" fo:text-align="start" style:justify-single-word="false"/>
      <style:text-properties officeooo:paragraph-rsid="000a9dec"/>
    </style:style>
    <style:style style:name="P12" style:family="paragraph" style:parent-style-name="Standard">
      <style:paragraph-properties fo:line-height="115%" fo:text-align="start" style:justify-single-word="false"/>
      <style:text-properties officeooo:paragraph-rsid="000b4b44"/>
    </style:style>
    <style:style style:name="P13" style:family="paragraph" style:parent-style-name="Standard">
      <style:paragraph-properties fo:line-height="115%" fo:text-align="start" style:justify-single-word="false"/>
      <style:text-properties officeooo:paragraph-rsid="000d7b6c"/>
    </style:style>
    <style:style style:name="P14" style:family="paragraph" style:parent-style-name="Standard">
      <style:paragraph-properties fo:line-height="115%" fo:text-align="start" style:justify-single-word="false"/>
      <style:text-properties officeooo:rsid="0008d8d5" officeooo:paragraph-rsid="0008d8d5"/>
    </style:style>
    <style:style style:name="P15" style:family="paragraph" style:parent-style-name="Standard">
      <style:paragraph-properties fo:line-height="115%" fo:text-align="start" style:justify-single-word="false"/>
      <style:text-properties officeooo:rsid="00091258" officeooo:paragraph-rsid="00091258"/>
    </style:style>
    <style:style style:name="P16" style:family="paragraph" style:parent-style-name="Standard">
      <style:paragraph-properties fo:line-height="115%" fo:text-align="start" style:justify-single-word="false"/>
      <style:text-properties style:text-underline-style="none" officeooo:rsid="000a38e9" officeooo:paragraph-rsid="000a38e9"/>
    </style:style>
    <style:style style:name="P17" style:family="paragraph" style:parent-style-name="Standard">
      <style:paragraph-properties fo:line-height="115%" fo:text-align="start" style:justify-single-word="false"/>
      <style:text-properties style:text-underline-style="none" officeooo:rsid="000a9dec" officeooo:paragraph-rsid="000a9dec"/>
    </style:style>
    <style:style style:name="P18" style:family="paragraph" style:parent-style-name="Standard">
      <style:paragraph-properties fo:line-height="115%" fo:text-align="start" style:justify-single-word="false"/>
      <style:text-properties officeooo:rsid="000a9dec" officeooo:paragraph-rsid="000a9dec"/>
    </style:style>
    <style:style style:name="P19" style:family="paragraph" style:parent-style-name="Text_20_body">
      <style:paragraph-properties fo:margin-left="0in" fo:margin-right="0in" fo:line-height="115%"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38e9"/>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2pt" style:font-size-asian="12pt" style:font-size-complex="12pt"/>
    </style:style>
    <style:style style:name="T7" style:family="text">
      <style:text-properties fo:font-size="12pt" style:text-underline-style="none" fo:font-weight="normal" officeooo:rsid="0007ec4f" style:font-size-asian="12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fo:font-size="12pt" officeooo:rsid="0008d8d5" style:font-size-asian="10.5pt" style:font-size-complex="12pt"/>
    </style:style>
    <style:style style:name="T10" style:family="text">
      <style:text-properties officeooo:rsid="0008d8d5"/>
    </style:style>
    <style:style style:name="T11" style:family="text">
      <style:text-properties officeooo:rsid="00091243"/>
    </style:style>
    <style:style style:name="T12" style:family="text">
      <style:text-properties officeooo:rsid="000a9dec"/>
    </style:style>
    <style:style style:name="T13" style:family="text">
      <style:text-properties style:text-underline-style="none" officeooo:rsid="000a9dec"/>
    </style:style>
    <style:style style:name="T14" style:family="text">
      <style:text-properties officeooo:rsid="000b4b44"/>
    </style:style>
    <style:style style:name="T15" style:family="text">
      <style:text-properties officeooo:rsid="000b9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ode de proiectare a algoritmilor</text:p>
      <text:p text:style-name="P2"/>
      <text:p text:style-name="P7"><text:tab/><text:span text:style-name="T6">Prin proiectarea unui algoritm înţelegem întreaga activitate depusă de la enunţarea problemei până la realizarea algoritmului corespunzător rezolvării acestei probleme. </text:span></text:p>
      <text:p text:style-name="P7"><text:tab/></text:p>
      <text:p text:style-name="P7"><text:span text:style-name="T5"><text:tab/></text:span><text:span text:style-name="T4">Proiectarea modulara</text:span></text:p>
      <text:p text:style-name="P6"><text:tab/></text:p>
      <text:p text:style-name="P6"><text:tab/>Proiectarea modulara reprezinta metoda de programare a unui algoritm pentru rezolvarea unei probleme prin folosirea modulelor.</text:p>
      <text:p text:style-name="P8"><text:span text:style-name="T7"><text:tab/></text:span><text:span text:style-name="T1">Modulul</text:span> este considerat o unitate structurală de sine stătătoare, care poate fi un program, un subprogram, sau o unitate de program. </text:p>
      <text:p text:style-name="P8"><text:tab/>Un modul poate fi format din mai multe submodule. Fiecare modul realizează o funcţie bine precizată în cadrul întregului program.</text:p>
      <text:p text:style-name="P8"><text:tab/><text:span text:style-name="T10">Cateva exemple de module ar putea fi: <text:s/></text:span></text:p>
      <text:p text:style-name="P8">- <text:span text:style-name="T10">modulul de intrare: se ocupa de primirea si validarea datelor de intrare;</text:span></text:p>
      <text:p text:style-name="P9"><text:span text:style-name="T10">- modulul de prelucrare: a</text:span>ici se realizează operațiile matematice și manipulările necesare pentru procesarea datelor;</text:p>
      <text:p text:style-name="P9">- <text:span text:style-name="T10">modulul de iesire: a</text:span>cest modul afișează sau salvează rezultatele procesării;</text:p>
      <text:p text:style-name="P9">-<text:span text:style-name="T10">modulul de gestionare a erorilor: s</text:span>e ocupă de detectarea și raportarea eventualelor erori .</text:p>
      <text:p text:style-name="P9"/>
      <text:p text:style-name="P14"><text:tab/><text:span text:style-name="T3">Subprograme</text:span></text:p>
      <text:p text:style-name="P14"><text:span text:style-name="T3"/></text:p>
      <text:p text:style-name="P4"><text:span text:style-name="T11"><text:tab/>S</text:span>ubprogram<text:span text:style-name="T11">ul</text:span> este o secțiune autonomă și bine definită a unui algoritm care îndeplinește o anumită funcție sau sarcină specifică. Este o parte izolată a algoritmului care poate fi apelată (utilizată) de mai multe ori din cadrul aceluiași algoritm sau din alte algoritmi. </text:p>
      <text:p text:style-name="P10"><text:span text:style-name="T9"><text:tab/></text:span>În proiectarea algoritmilor, există două tipuri principale de subprograme: funcțiile și procedurile. </text:p>
      <text:p text:style-name="P15"><text:tab/><text:span text:style-name="T1">Functii:</text:span> sunt subprograme care întorc o valoare. Acestea sunt utilizate atunci când dorim să obținem un rezultat sau o valoare specifică calculată de către subprogram. Funcțiile pot primi parametri de intrare și pot returna o singură valoare ca rezultat. </text:p>
      <text:p text:style-name="P15"><text:tab/>Exemple de funcții ar putea fi: o funcție care calculează suma a două numere, o funcție care găsește cel mai mic element dintr-o listă etc.</text:p>
      <text:p text:style-name="P15"><text:tab/>Exemplu de functie care returneaza suma a doua numere:</text:p>
      <text:p text:style-name="P10"><text:tab/>Funcția suma(a, b) </text:p>
      <text:p text:style-name="P10"><text:tab/><text:tab/>returnează a + b </text:p>
      <text:p text:style-name="P10"><text:tab/> rezultat_suma &lt;- suma(3, 5) </text:p>
      <text:p text:style-name="P10"><text:tab/>afișează "Suma este: " + rezultat_suma </text:p>
      <text:p text:style-name="P15"><text:tab/><text:span text:style-name="T1">Proceduri:</text:span> sunt subprograme care nu întorc o valoare. Acestea sunt utilizate atunci când dorim să executăm un set de instrucțiuni sau operații specifice fără a avea nevoie de un rezultat returnat. <text:soft-page-break/>Procedurile pot primi parametri de intrare, dar nu returnă niciun rezultat.</text:p>
      <text:p text:style-name="P15"><text:tab/>Exemple de proceduri ar putea fi: o procedură care afișează un mesaj pe ecran, o procedură care sortează o listă etc.</text:p>
      <text:p text:style-name="P15"><text:tab/>Exemplu de procedura ce afiseaza un mesaj:</text:p>
      <text:p text:style-name="P10"><text:tab/>Procedura afisare_mesaj() </text:p>
      <text:p text:style-name="P10"><text:tab/><text:tab/>afișează "Acesta este un mesaj de test." <text:tab/>afisare_mesaj() </text:p>
      <text:p text:style-name="P10"><text:tab/><text:span text:style-name="T2">Structura</text:span></text:p>
      <text:p text:style-name="P16">Un subprogram poate fi structurat astfel:</text:p>
      <text:p text:style-name="P16">- numele subprogramului</text:p>
      <text:p text:style-name="P16">- parametrii</text:p>
      <text:p text:style-name="P16">- instructiuni</text:p>
      <text:p text:style-name="P16">-valoarea returnata</text:p>
      <text:p text:style-name="P16"/>
      <text:p text:style-name="P17"><text:tab/><text:span text:style-name="T1">Transmiterea parametrilor</text:span></text:p>
      <text:p text:style-name="P17"/>
      <text:p text:style-name="P17"><text:tab/>În cadrul subprogramelor sau funcțiilor, parametrii pot fi transmiși în diferite moduri, în funcție de limbajul de programare și de specificul nevoilor algoritmului sau aplicației.</text:p>
      <text:p text:style-name="P17"><text:tab/>Sunt mai multe moduri de transmitere precum :</text:p>
      <text:p text:style-name="P11"><text:span text:style-name="T13">- transmitere prin valoare: </text:span>Valoarea parametrilor este copiată în variabile locale în cadrul subprogramului. Orice modificare adusă parametrilor locali nu afectează variabilele originale din apelul funcției.</text:p>
      <text:p text:style-name="P11"><text:tab/><text:span text:style-name="T12">Exemplu:</text:span></text:p>
      <text:p text:style-name="P11"><text:tab/>Algoritm <text:span text:style-name="T12">Dubleaza(valoare):</text:span></text:p>
      <text:p text:style-name="P11"><text:tab/><text:tab/><text:span text:style-name="T12">valoare = valoare *2</text:span></text:p>
      <text:p text:style-name="P11"><text:tab/><text:tab/><text:span text:style-name="T12">returneaza valoare</text:span></text:p>
      <text:p text:style-name="P11">- <text:span text:style-name="T12">transmitere prin referinta sau adresa: </text:span>: În acest caz, în loc să se copieze valoarea parametrilor, subprogramul primește adresa sau referința către variabilele originale. Astfel, orice modificare adusă parametrilor în cadrul subprogramului va afecta direct variabilele originale din apelul funcției.</text:p>
      <text:p text:style-name="P11"><text:tab/><text:span text:style-name="T12">Exemplu: Algoritm AdaugaElenent(lista, element):</text:span></text:p>
      <text:p text:style-name="P11"><text:tab/><text:tab/><text:tab/><text:tab/><text:span text:style-name="T12">Adauga element la lista</text:span></text:p>
      <text:p text:style-name="P11">- <text:span text:style-name="T12">transmitere prin valoare rezultat: </text:span>Subprogramul poate returna un rezultat care va fi stocat în variabila specificată în apelul funcției.</text:p>
      <text:p text:style-name="P11"><text:tab/><text:span text:style-name="T12">Exemplu Algoritm CalculeazaSuma(a,b, rezultat):</text:span></text:p>
      <text:p text:style-name="P18"><text:tab/><text:tab/><text:tab/>rezultat = a+b</text:p>
      <text:p text:style-name="P18"><text:tab/><text:tab/><text:span text:style-name="T14">afiseaza rezultat</text:span></text:p>
      <text:p text:style-name="P11">- <text:span text:style-name="T12">transmitere prin valoare constanta: </text:span>Unele limbaje de programare permit definirea de parametri constanți, care nu pot fi modificați în cadrul subprogramului.</text:p>
      <text:p text:style-name="P12"><text:span text:style-name="T14"><text:tab/>Parametri actuali: </text:span>sunt valorile reale sau argumentele pe care le furnizați atunci când apelați o funcție. Aceste valori sunt transmise către funcție atunci când aceasta este apelată și sunt utilizate pentru a efectua operațiile din cadrul funcției. </text:p>
      <text:p text:style-name="P12"><text:span text:style-name="T14"><text:tab/>Parametrii formali: </text:span>sunt parametrii declarați în definiția unei funcții. Acestea sunt variabilele <text:soft-page-break/>utilizate în cadrul funcției pentru a primi valorile transmise de parametrii actuali atunci când funcția este apelată. Parametrii formali sunt folosiți pentru a defini semnătura funcției și pentru a specifica cum vor fi utilizate valorile transmise. </text:p>
      <text:p text:style-name="P12"><text:span text:style-name="T14"><text:tab/>Corespondenta: </text:span>se referă la asocierea dintre parametrii actuali și parametrii formali în cadrul unui apel de funcție. Atunci când apelați o funcție, valorile furnizate sunt asociate cu parametrii formali din definiția funcției. Această asociere se numește corespondență între parametrii actuali și parametrii formali. </text:p>
      <text:p text:style-name="P11"><text:tab/><text:span text:style-name="T1">Apelul subprogramelor</text:span> reprezintă o tehnică esențială în dezvoltarea algoritmilor, permițând structurarea logică a codului și reutilizarea eficientă a funcționalităților. Acest referat examinează diverse aspecte ale utilizării apelului subprogramelor în cadrul expresiilor, apel de tip instrucțiune și autoapelare (recursivitate). </text:p>
      <text:p text:style-name="P11"><text:tab/>Apelul subprogramelor poate fi integrat în expresii, permițând rezultate complexe să fie obținute într-un mod clar și concis. <text:s/></text:p>
      <text:p text:style-name="P11"><text:tab/><text:span text:style-name="T15">Exemplu : <text:s/>dubleaza(a)</text:span></text:p>
      <text:p text:style-name="P11"><text:tab/><text:tab/><text:tab/><text:span text:style-name="T15">a=a*2</text:span></text:p>
      <text:p text:style-name="P11"><text:tab/><text:tab/><text:span text:style-name="T15">rezultat = dubleaza(a)+b</text:span></text:p>
      <text:p text:style-name="P11"/>
      <text:p text:style-name="P3"><text:tab/>Modularizarea programelor</text:p>
      <text:p text:style-name="P5"/>
      <text:p text:style-name="P5"><text:tab/>Modularizarea programelor este un concept în programare care implică împărțirea unui program mare și complex în părți mai mici și mai ușor de gestionat, numite module sau componente. Aceste module sunt bucăți individuale de cod care îndeplinesc anumite funcționalități specifice sau sarcini în cadrul programului mai mare. </text:p>
      <text:p text:style-name="P13"><text:span text:style-name="T8"><text:tab/></text:span>Variabilele locale: sunt cunoscute si pot fi accesate numai de functia in interiorul caruia au fost declarate. Variabilele locale dintr-o functie nu au nicio legatura cu variabilele locale din alta functie, ele sunt create numai cand respectiva functie este apelata. Variabilele locale nu-si mentin valorile intre 2 apelari ale aceleiasi functii.</text:p>
      <text:p text:style-name="P19"><text:tab/>Variabilele globale: sunt declarate in exteriorul oricarei functii. Spre deosebire de variabilele locale, ele sunt initializate automat cu valoarea 0. Sunt recunoscute de orice functie si pot si utilizate ca-atare. Ele exista pe tot timpul executie programului.</text:p>
      <text:p text:style-name="P19"><text:tab/></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7ec4f" officeooo:paragraph-rsid="0007ec4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urugiu Dian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17T20:53:45.722000000</dc:date>
    <meta:editing-duration>PT25M48S</meta:editing-duration>
    <meta:editing-cycles>3</meta:editing-cycles>
    <meta:generator>LibreOffice/24.2.0.3$Windows_X86_64 LibreOffice_project/da48488a73ddd66ea24cf16bbc4f7b9c08e9bea1</meta:generator>
    <meta:document-statistic meta:table-count="0" meta:image-count="0" meta:object-count="0" meta:page-count="3" meta:paragraph-count="64" meta:word-count="885" meta:character-count="6311" meta:non-whitespace-character-count="5402"/>
  </office:meta>
</office:document-meta>
</file>